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adornments="Обычный" style:font-pitch="fixed"/>
    <style:font-face style:name="Calibri" svg:font-family="Calibri" style:font-family-generic="roman" style:font-pitch="variable"/>
    <style:font-face style:name="Comic Sans MS" svg:font-family="'Comic Sans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2" style:family="table">
      <style:table-properties style:width="8.1cm" table:align="right" style:writing-mode="lr-tb"/>
    </style:style>
    <style:style style:name="Таблица2.A" style:family="table-column">
      <style:table-column-properties style:column-width="3.704cm"/>
    </style:style>
    <style:style style:name="Таблица2.B" style:family="table-column">
      <style:table-column-properties style:column-width="4.396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2.4" style:family="table-row">
      <style:table-row-properties style:min-row-height="0.977cm"/>
    </style:style>
    <style:style style:name="Таблица2.5" style:family="table-row">
      <style:table-row-properties style:min-row-height="1.27cm"/>
    </style:style>
    <style:style style:name="Таблица2.6" style:family="table-row">
      <style:table-row-properties style:min-row-height="1.42cm"/>
    </style:style>
    <style:style style:name="Таблица1" style:family="table">
      <style:table-properties style:width="16.501cm" style:rel-width="100%" fo:margin-top="0cm" fo:margin-bottom="0cm" table:align="center" style:writing-mode="lr-tb"/>
    </style:style>
    <style:style style:name="Таблица1.A" style:family="table-column">
      <style:table-column-properties style:column-width="5.805cm" style:rel-column-width="23055*"/>
    </style:style>
    <style:style style:name="Таблица1.B" style:family="table-column">
      <style:table-column-properties style:column-width="5.622cm" style:rel-column-width="22327*"/>
    </style:style>
    <style:style style:name="Таблица1.C" style:family="table-column">
      <style:table-column-properties style:column-width="5.075cm" style:rel-column-width="20153*"/>
    </style:style>
    <style:style style:name="Таблица1.1" style:family="table-row">
      <style:table-row-properties fo:keep-together="auto"/>
    </style:style>
    <style:style style:name="Таблица1.A1" style:family="table-cell">
      <style:table-cell-properties fo:padding-left="0.199cm" fo:padding-right="0.191cm" fo:padding-top="0cm" fo:padding-bottom="0cm" fo:border="0.5pt solid #000000"/>
    </style:style>
    <style:style style:name="Таблица1.3" style:family="table-row">
      <style:table-row-properties style:min-row-height="2.268cm" fo:keep-together="auto"/>
    </style:style>
    <style:style style:name="Таблица1.A3" style:family="table-cell">
      <style:table-cell-properties fo:padding-left="0.199cm" fo:padding-right="0.191cm" fo:padding-top="0cm" fo:padding-bottom="0cm" fo:border-left="0.5pt solid #000000" fo:border-right="0.5pt solid #000000" fo:border-top="none" fo:border-bottom="0.5pt solid #000000"/>
    </style:style>
    <style:style style:name="Таблица1.5" style:family="table-row">
      <style:table-row-properties style:min-row-height="4.242cm" fo:keep-together="auto"/>
    </style:style>
    <style:style style:name="P1"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2pt" officeooo:paragraph-rsid="001f6b7a" style:font-name-asian="Times New Roman1" style:font-size-asian="12pt" style:language-asian="ru" style:country-asian="RU" style:font-name-complex="Times New Roman1" style:font-size-complex="12pt"/>
    </style:style>
    <style:style style:name="P2"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style:font-name="Times New Roman" officeooo:paragraph-rsid="001f6b7a"/>
    </style:style>
    <style:style style:name="P3"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fo:color="#000000" style:font-name="Times New Roman" fo:font-size="14pt" officeooo:paragraph-rsid="001f6b7a" fo:background-color="#ffffff" style:font-name-asian="Times New Roman1" style:font-size-asian="14pt" style:language-asian="ru" style:country-asian="RU" style:font-name-complex="Times New Roman1" style:font-size-complex="14pt"/>
    </style:style>
    <style:style style:name="P4"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fo:color="#000000" style:font-name="Times New Roman" fo:font-size="18pt" fo:font-weight="bold" officeooo:paragraph-rsid="001f6b7a" fo:background-color="#ffffff" style:font-name-asian="Times New Roman1" style:font-size-asian="18pt" style:language-asian="ru" style:country-asian="RU" style:font-weight-asian="bold" style:font-name-complex="Times New Roman1" style:font-size-complex="18pt" style:font-weight-complex="bold"/>
    </style:style>
    <style:style style:name="P5"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fo:color="#000000" style:font-name="Times New Roman" fo:font-size="18pt" fo:font-weight="bold" officeooo:rsid="001f46b4" officeooo:paragraph-rsid="001f6b7a" fo:background-color="#ffffff" style:font-name-asian="Times New Roman1" style:font-size-asian="18pt" style:language-asian="ru" style:country-asian="RU" style:font-weight-asian="bold" style:font-name-complex="Times New Roman1" style:font-size-complex="18pt" style:font-weight-complex="bold"/>
    </style:style>
    <style:style style:name="P6" style:family="paragraph" style:parent-style-name="Standard">
      <style:paragraph-properties fo:margin-top="0cm" fo:margin-bottom="0cm" loext:contextual-spacing="false" fo:line-height="100%"/>
      <style:text-properties style:font-name="Times New Roman" fo:font-size="12pt" officeooo:paragraph-rsid="001f6b7a" style:font-name-asian="Times New Roman1" style:font-size-asian="12pt" style:language-asian="ru" style:country-asian="RU" style:font-name-complex="Times New Roman1" style:font-size-complex="12pt"/>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justify" style:justify-single-word="false"/>
    </style:style>
    <style:style style:name="P9" style:family="paragraph" style:parent-style-name="Standard">
      <style:paragraph-properties fo:margin-top="0cm" fo:margin-bottom="0cm" loext:contextual-spacing="false" fo:line-height="100%" style:vertical-align="baseline"/>
      <style:text-properties fo:color="#000000" style:font-name="Times New Roman" fo:font-size="14pt"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1f6b7a"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loext:contextual-spacing="false" fo:line-height="100%"/>
      <style:text-properties fo:color="#000000" style:font-name="Times New Roman" fo:font-size="14pt" officeooo:paragraph-rsid="001f6b7a"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loext:contextual-spacing="false" fo:line-height="100%"/>
      <style:text-properties fo:color="#000000" style:font-name="Times New Roman" fo:font-size="16pt" officeooo:paragraph-rsid="001f6b7a" style:font-name-asian="Times New Roman1" style:font-size-asian="16pt" style:language-asian="ru" style:country-asian="RU" style:font-name-complex="Times New Roman1" style:font-size-complex="16pt"/>
    </style:style>
    <style:style style:name="P13" style:family="paragraph" style:parent-style-name="Standard">
      <style:paragraph-properties fo:margin-top="0cm" fo:margin-bottom="0cm" loext:contextual-spacing="false" fo:line-height="100%" style:vertical-align="baseline"/>
      <style:text-properties fo:color="#000000" style:font-name="Courier New" fo:font-size="10pt" fo:language="en" fo:country="US" style:font-name-asian="Times New Roman1" style:font-size-asian="10pt" style:language-asian="ru" style:country-asian="RU" style:font-name-complex="Courier New2" style:font-size-complex="10pt"/>
    </style:style>
    <style:style style:name="P14" style:family="paragraph" style:parent-style-name="Standard">
      <style:paragraph-properties fo:margin-top="0cm" fo:margin-bottom="0cm" loext:contextual-spacing="false" fo:text-align="justify" style:justify-single-word="false"/>
    </style:style>
    <style:style style:name="P15" style:family="paragraph" style:parent-style-name="Normal_20__28_Web_29_">
      <style:paragraph-properties fo:margin-top="0cm" fo:margin-bottom="0cm" loext:contextual-spacing="false"/>
    </style:style>
    <style:style style:name="P16" style:family="paragraph" style:parent-style-name="Normal_20__28_Web_29_">
      <style:paragraph-properties fo:margin-top="0cm" fo:margin-bottom="0cm" loext:contextual-spacing="false"/>
      <style:text-properties fo:color="#000000"/>
    </style:style>
    <style:style style:name="P17" style:family="paragraph" style:parent-style-name="Normal_20__28_Web_29_">
      <style:paragraph-properties fo:margin-top="0cm" fo:margin-bottom="0cm" loext:contextual-spacing="false"/>
      <style:text-properties fo:color="#000000" style:font-name="Comic Sans MS"/>
    </style:style>
    <style:style style:name="P18" style:family="paragraph" style:parent-style-name="Normal_20__28_Web_29_">
      <style:paragraph-properties fo:margin-top="0cm" fo:margin-bottom="0cm" loext:contextual-spacing="false"/>
      <style:text-properties fo:color="#000000" fo:font-size="14pt" style:font-size-asian="14pt"/>
    </style:style>
    <style:style style:name="P19" style:family="paragraph" style:parent-style-name="Normal_20__28_Web_29_">
      <style:paragraph-properties fo:margin-top="0cm" fo:margin-bottom="0cm" loext:contextual-spacing="false"/>
      <style:text-properties fo:color="#000000" fo:font-size="16pt" style:font-size-asian="16pt"/>
    </style:style>
    <style:style style:name="P20" style:family="paragraph" style:parent-style-name="Standard">
      <style:paragraph-properties fo:margin-top="0cm" fo:margin-bottom="0.423cm" loext:contextual-spacing="false" fo:line-height="100%"/>
      <style:text-properties fo:color="#000000" style:font-name="Times New Roman" fo:font-size="14pt" officeooo:paragraph-rsid="001f6b7a" fo:background-color="#ffffff" style:font-name-asian="Times New Roman1" style:font-size-asian="14pt" style:language-asian="ru" style:country-asian="RU" style:font-name-complex="Times New Roman1" style:font-size-complex="14pt"/>
    </style:style>
    <style:style style:name="P21" style:family="paragraph" style:parent-style-name="Standard">
      <style:paragraph-properties fo:margin-left="1.27cm" fo:margin-right="0cm" fo:margin-top="0cm" fo:margin-bottom="0cm" loext:contextual-spacing="false" fo:line-height="100%" fo:text-indent="0cm" style:auto-text-indent="false" style:vertical-align="baseline"/>
      <style:text-properties fo:color="#000000" style:font-name="Times New Roman" fo:font-size="14pt"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P22" style:family="paragraph" style:parent-style-name="List_20_Paragraph">
      <style:paragraph-properties fo:margin-left="1.27cm" fo:margin-right="0cm" fo:margin-top="0cm" fo:margin-bottom="0cm" loext:contextual-spacing="true" fo:line-height="100%" fo:text-indent="0cm" style:auto-text-indent="false" style:vertical-align="middle"/>
      <style:text-properties fo:color="#000000"/>
    </style:style>
    <style:style style:name="P23" style:family="paragraph" style:parent-style-name="Standard">
      <style:paragraph-properties fo:margin-top="0cm" fo:margin-bottom="0.282cm" loext:contextual-spacing="true" fo:line-height="100%"/>
      <style:text-properties style:font-name="Consolas" style:font-name-complex="Consolas1"/>
    </style:style>
    <style:style style:name="P24" style:family="paragraph" style:parent-style-name="Normal_20__28_Web_29_">
      <style:paragraph-properties fo:margin-left="0.635cm" fo:margin-right="0cm" fo:margin-top="0cm" fo:margin-bottom="0cm" loext:contextual-spacing="false" fo:text-indent="0cm" style:auto-text-indent="false"/>
      <style:text-properties fo:color="#000000"/>
    </style:style>
    <style:style style:name="P25" style:family="paragraph" style:parent-style-name="Normal_20__28_Web_29_">
      <style:paragraph-properties fo:margin-left="0cm" fo:margin-right="0cm" fo:margin-top="0cm" fo:margin-bottom="0cm" loext:contextual-spacing="false" fo:text-align="justify" style:justify-single-word="false" fo:text-indent="0.501cm" style:auto-text-indent="false"/>
    </style:style>
    <style:style style:name="P26" style:family="paragraph" style:parent-style-name="Normal_20__28_Web_29_">
      <style:paragraph-properties fo:margin-left="0cm" fo:margin-right="0cm" fo:margin-top="0cm" fo:margin-bottom="0cm" loext:contextual-spacing="false" fo:text-indent="0.501cm" style:auto-text-indent="false"/>
      <style:text-properties fo:color="#000000"/>
    </style:style>
    <style:style style:name="P27" style:family="paragraph" style:parent-style-name="Normal_20__28_Web_29_">
      <style:paragraph-properties fo:margin-left="0cm" fo:margin-right="0cm" fo:margin-top="0cm" fo:margin-bottom="0cm" loext:contextual-spacing="false" fo:text-indent="0.501cm" style:auto-text-indent="false"/>
      <style:text-properties fo:color="#000000" fo:font-size="16pt" style:font-size-asian="16pt"/>
    </style:style>
    <style:style style:name="P28" style:family="paragraph" style:parent-style-name="Table_20_Contents">
      <style:text-properties style:font-name="Times New Roman" fo:font-size="13pt" officeooo:rsid="001f46b4" officeooo:paragraph-rsid="001f6b7a" style:font-size-asian="13pt" style:font-size-complex="13pt"/>
    </style:style>
    <style:style style:name="P29" style:family="paragraph" style:parent-style-name="Table_20_Contents">
      <style:text-properties style:font-name="Times New Roman" fo:font-size="13pt" officeooo:paragraph-rsid="001f6b7a" style:font-size-asian="13pt" style:font-size-complex="13pt"/>
    </style:style>
    <style:style style:name="P30" style:family="paragraph" style:parent-style-name="Table_20_Contents">
      <style:text-properties style:font-name="Times New Roman" fo:font-size="13pt" officeooo:rsid="001f6b7a" officeooo:paragraph-rsid="001f6b7a" style:font-size-asian="13pt" style:font-size-complex="13pt"/>
    </style:style>
    <style:style style:name="P31" style:family="paragraph" style:parent-style-name="Standard" style:master-page-name="Standard">
      <style:paragraph-properties fo:margin-left="0cm" fo:margin-right="0cm" fo:margin-top="0cm" fo:margin-bottom="0.212cm" loext:contextual-spacing="false" fo:line-height="100%" fo:text-align="center" style:justify-single-word="false" fo:text-indent="0.741cm" style:auto-text-indent="false" style:page-number="auto"/>
      <style:text-properties style:font-name="Times New Roman" officeooo:paragraph-rsid="001f6b7a"/>
    </style:style>
    <style:style style:name="P32" style:family="paragraph" style:parent-style-name="Standard" style:list-style-name="WWNum1">
      <style:paragraph-properties fo:margin-top="0cm" fo:margin-bottom="0cm" loext:contextual-spacing="false" fo:line-height="100%" style:vertical-align="baseline"/>
      <style:text-properties fo:color="#000000" style:font-name="Times New Roman" fo:font-size="16pt" style:text-underline-style="none" fo:font-weight="bold" style:font-name-asian="Times New Roman1" style:font-size-asian="16pt" style:language-asian="ru" style:country-asian="RU" style:font-weight-asian="bold" style:font-name-complex="Times New Roman1" style:font-size-complex="16pt" style:font-weight-complex="bold"/>
    </style:style>
    <style:style style:name="P33" style:family="paragraph" style:parent-style-name="Standard">
      <style:paragraph-properties fo:margin-top="0cm" fo:margin-bottom="0cm" loext:contextual-spacing="false" fo:line-height="100%" fo:text-align="justify" style:justify-single-word="false"/>
      <style:text-properties fo:color="#000000" style:font-name="Times New Roman" fo:font-size="12pt" style:font-name-asian="Times New Roman1" style:font-size-asian="12pt" style:language-asian="ru" style:country-asian="RU" style:font-name-complex="Times New Roman1" style:font-size-complex="12pt"/>
    </style:style>
    <style:style style:name="P34" style:family="paragraph" style:parent-style-name="Standard">
      <style:paragraph-properties fo:margin-top="0cm" fo:margin-bottom="0cm" loext:contextual-spacing="false" fo:line-height="100%" style:vertical-align="baseline"/>
      <style:text-properties fo:color="#000000" style:font-name="Courier New" fo:font-size="10pt" fo:language="en" fo:country="US" style:font-name-asian="Times New Roman1" style:font-size-asian="10pt" style:language-asian="ru" style:country-asian="RU" style:font-name-complex="Courier New2" style:font-size-complex="10pt"/>
    </style:style>
    <style:style style:name="P35" style:family="paragraph" style:parent-style-name="Standard">
      <style:paragraph-properties fo:margin-top="0cm" fo:margin-bottom="0cm" loext:contextual-spacing="false" fo:line-height="100%"/>
      <style:text-properties style:font-name="Times New Roman" fo:font-size="18pt" fo:language="en" fo:country="US" fo:font-weight="bold" style:font-size-asian="18pt" style:font-weight-asian="bold" style:font-name-complex="Times New Roman1"/>
    </style:style>
    <style:style style:name="P36" style:family="paragraph" style:parent-style-name="Standard">
      <style:paragraph-properties fo:margin-top="0cm" fo:margin-bottom="0cm" loext:contextual-spacing="false" fo:text-align="justify" style:justify-single-word="false"/>
      <style:text-properties style:font-name="Times New Roman" fo:font-size="12pt" style:font-size-asian="12pt" style:font-name-complex="Times New Roman1" style:font-size-complex="12pt"/>
    </style:style>
    <style:style style:name="P37" style:family="paragraph" style:parent-style-name="Standard">
      <style:paragraph-properties fo:margin-top="0cm" fo:margin-bottom="0cm" loext:contextual-spacing="false" fo:line-height="100%"/>
      <style:text-properties style:font-name="Consolas" fo:language="en" fo:country="US" style:font-name-complex="Consolas1"/>
    </style:style>
    <style:style style:name="P38" style:family="paragraph" style:parent-style-name="Standard">
      <style:paragraph-properties fo:margin-top="0cm" fo:margin-bottom="0cm" loext:contextual-spacing="false" fo:line-height="100%"/>
      <style:text-properties style:font-name="Consolas" style:font-name-complex="Consolas1"/>
    </style:style>
    <style:style style:name="P39" style:family="paragraph" style:parent-style-name="Standard">
      <style:paragraph-properties fo:margin-top="0.423cm" fo:margin-bottom="0.282cm" loext:contextual-spacing="false" fo:line-height="100%" style:vertical-align="baseline"/>
      <style:text-properties fo:color="#000000" style:font-name="Times New Roman" fo:font-size="16pt" fo:font-weight="bold" style:font-name-asian="Times New Roman1" style:font-size-asian="16pt" style:language-asian="ru" style:country-asian="RU" style:font-weight-asian="bold" style:font-name-complex="Times New Roman1" style:font-size-complex="16pt"/>
    </style:style>
    <style:style style:name="P40" style:family="paragraph" style:parent-style-name="Normal_20__28_Web_29_">
      <style:paragraph-properties fo:margin-top="0cm" fo:margin-bottom="0cm" loext:contextual-spacing="false"/>
      <style:text-properties fo:color="#000000"/>
    </style:style>
    <style:style style:name="P41" style:family="paragraph" style:parent-style-name="Normal_20__28_Web_29_">
      <style:paragraph-properties fo:margin-top="0cm" fo:margin-bottom="0cm" loext:contextual-spacing="false"/>
      <style:text-properties fo:color="#000000" fo:font-size="13pt" style:font-size-asian="13pt" style:font-size-complex="13pt"/>
    </style:style>
    <style:style style:name="P42" style:family="paragraph" style:parent-style-name="Normal_20__28_Web_29_">
      <style:paragraph-properties fo:margin-top="0cm" fo:margin-bottom="0cm" loext:contextual-spacing="false"/>
      <style:text-properties fo:color="#000000" fo:font-size="14pt" fo:font-weight="bold" style:font-size-asian="14pt" style:font-weight-asian="bold" style:font-size-complex="14pt" style:font-weight-complex="bold"/>
    </style:style>
    <style:style style:name="P43" style:family="paragraph" style:parent-style-name="Normal_20__28_Web_29_">
      <style:paragraph-properties fo:margin-top="0cm" fo:margin-bottom="0cm" loext:contextual-spacing="false"/>
      <style:text-properties fo:color="#000000" fo:font-size="16pt" fo:font-weight="bold" style:font-size-asian="16pt" style:font-weight-asian="bold" style:font-weight-complex="bold"/>
    </style:style>
    <style:style style:name="P44" style:family="paragraph" style:parent-style-name="Normal_20__28_Web_29_">
      <style:paragraph-properties fo:margin-top="0cm" fo:margin-bottom="0cm" loext:contextual-spacing="false" fo:text-align="justify" style:justify-single-word="false"/>
      <style:text-properties fo:color="#000000"/>
    </style:style>
    <style:style style:name="P45" style:family="paragraph" style:parent-style-name="Normal_20__28_Web_29_" style:list-style-name="WWNum2">
      <style:paragraph-properties fo:margin-left="0.501cm" fo:margin-right="0cm" fo:margin-top="0cm" fo:margin-bottom="0cm" loext:contextual-spacing="false" fo:text-indent="-0.501cm" style:auto-text-indent="false"/>
      <style:text-properties fo:color="#000000"/>
    </style:style>
    <style:style style:name="P46" style:family="paragraph" style:parent-style-name="Normal_20__28_Web_29_">
      <style:paragraph-properties fo:margin-left="0cm" fo:margin-right="0cm" fo:margin-top="0cm" fo:margin-bottom="0cm" loext:contextual-spacing="false" fo:text-align="justify" style:justify-single-word="false" fo:text-indent="0.501cm" style:auto-text-indent="false"/>
      <style:text-properties fo:color="#000000"/>
    </style:style>
    <style:style style:name="P47" style:family="paragraph" style:parent-style-name="Normal_20__28_Web_29_">
      <style:paragraph-properties fo:margin-left="0cm" fo:margin-right="0cm" fo:margin-top="0cm" fo:margin-bottom="0cm" loext:contextual-spacing="false" fo:text-indent="0.501cm" style:auto-text-indent="false"/>
      <style:text-properties fo:color="#000000" fo:font-size="14pt" style:font-size-asian="14pt" style:font-size-complex="14pt"/>
    </style:style>
    <style:style style:name="P48" style:family="paragraph" style:parent-style-name="List_20_Paragraph">
      <style:paragraph-properties fo:margin-left="1.27cm" fo:margin-right="0cm" fo:margin-top="0cm" fo:margin-bottom="0cm" loext:contextual-spacing="true" fo:line-height="100%" fo:text-indent="0cm" style:auto-text-indent="false" style:vertical-align="middle"/>
      <style:text-properties fo:color="#000000" style:font-name="Times" fo:font-size="12pt" style:font-size-asian="12pt" style:font-size-complex="12pt"/>
    </style:style>
    <style:style style:name="T1" style:family="text">
      <style:text-properties fo:color="#000000"/>
    </style:style>
    <style:style style:name="T2" style:family="text">
      <style:text-properties fo:color="#000000" style:font-name="Times New Roman" fo:font-size="12pt" style:font-name-asian="Times New Roman1" style:font-size-asian="12pt" style:language-asian="ru" style:country-asian="RU" style:font-name-complex="Times New Roman1" style:font-size-complex="12pt"/>
    </style:style>
    <style:style style:name="T3" style:family="text">
      <style:text-properties fo:color="#000000" style:font-name="Times New Roman" fo:font-size="12pt" fo:font-style="italic" style:font-name-asian="Times New Roman1" style:font-size-asian="12pt" style:language-asian="ru" style:country-asian="RU" style:font-style-asian="italic" style:font-name-complex="Times New Roman1" style:font-size-complex="12pt" style:font-style-complex="italic"/>
    </style:style>
    <style:style style:name="T4" style:family="text">
      <style:text-properties fo:color="#000000" fo:font-size="12pt" style:font-size-asian="12pt" style:font-size-complex="12pt"/>
    </style:style>
    <style:style style:name="T5" style:family="text">
      <style:text-properties fo:color="#000000" style:font-name="Comic Sans MS" fo:font-size="12pt" style:font-size-asian="12pt" style:font-size-complex="12pt"/>
    </style:style>
    <style:style style:name="T6" style:family="text">
      <style:text-properties fo:color="#000000" fo:font-size="14pt" fo:font-weight="bold" fo:background-color="#ffffff" loext:char-shading-value="0" style:font-name-asian="Times New Roman1" style:font-size-asian="14pt" style:language-asian="ru" style:country-asian="RU" style:font-weight-asian="bold" style:font-name-complex="Times New Roman1" style:font-size-complex="14pt" style:font-weight-complex="bold"/>
    </style:style>
    <style:style style:name="T7" style:family="text">
      <style:text-properties fo:color="#000000" fo:font-size="14pt" fo:font-weight="bold" officeooo:rsid="001f6b7a" fo:background-color="#ffffff" loext:char-shading-value="0" style:font-name-asian="Times New Roman1" style:font-size-asian="14pt" style:language-asian="ru" style:country-asian="RU" style:font-weight-asian="bold" style:font-name-complex="Times New Roman1" style:font-size-complex="14pt" style:font-weight-complex="bold"/>
    </style:style>
    <style:style style:name="T8" style:family="text">
      <style:text-properties fo:color="#000000" fo:font-size="14pt" fo:font-weight="bold" officeooo:rsid="001f46b4" fo:background-color="#ffffff" loext:char-shading-value="0" style:font-name-asian="Times New Roman1" style:font-size-asian="14pt" style:language-asian="ru" style:country-asian="RU" style:font-weight-asian="bold" style:font-name-complex="Times New Roman1" style:font-size-complex="14pt" style:font-weight-complex="bold"/>
    </style:style>
    <style:style style:name="T9" style:family="text">
      <style:text-properties fo:color="#000000" fo:font-size="14pt" style:font-size-asian="14pt"/>
    </style:style>
    <style:style style:name="T10" style:family="text">
      <style:text-properties fo:color="#000000" style:font-name="Courier New" fo:font-size="10pt" style:font-size-asian="10pt" style:font-name-complex="Courier New2" style:font-size-complex="10pt"/>
    </style:style>
    <style:style style:name="T11" style:family="text">
      <style:text-properties fo:color="#000000" style:font-name="Courier New" style:font-name-complex="Courier New2"/>
    </style:style>
    <style:style style:name="T12" style:family="text">
      <style:text-properties style:font-name="Times New Roman" fo:font-size="14pt" fo:font-style="normal" style:font-size-asian="14pt" style:font-style-asian="normal" style:font-name-complex="Times New Roman1" style:font-size-complex="12pt" style:font-style-complex="normal"/>
    </style:style>
    <style:style style:name="T13" style:family="text">
      <style:text-properties style:font-name="Times New Roman" fo:font-size="12pt" style:font-size-asian="12pt" style:font-name-complex="Times New Roman1" style:font-size-complex="12pt"/>
    </style:style>
    <style:style style:name="T14" style:family="text">
      <style:text-properties style:font-name="Times New Roman" fo:font-size="18pt" fo:language="en" fo:country="US" fo:font-weight="bold" style:font-size-asian="18pt" style:font-weight-asian="bold" style:font-name-complex="Times New Roman1"/>
    </style:style>
    <style:style style:name="T15" style:family="text">
      <style:text-properties style:font-name="Times New Roman" fo:font-size="18pt" fo:font-weight="bold" style:font-size-asian="18pt" style:font-weight-asian="bold" style:font-name-complex="Times New Roman1"/>
    </style:style>
    <style:style style:name="T16" style:family="text">
      <style:text-properties style:font-name="Consolas" fo:language="en" fo:country="US" style:font-name-complex="Consolas1"/>
    </style:style>
    <style:style style:name="T17" style:family="text">
      <style:text-properties style:font-name="Consolas" fo:language="en" fo:country="US" style:text-underline-style="none" style:font-name-complex="Consolas1"/>
    </style:style>
    <style:style style:name="T18" style:family="text">
      <style:text-properties officeooo:rsid="001f6b7a"/>
    </style:style>
    <style:style style:name="T19" style:family="text">
      <style:text-properties officeooo:rsid="001905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6">Московский </text:span><text:span text:style-name="T8">А</text:span><text:span text:style-name="T6">виационный </text:span><text:span text:style-name="T8">И</text:span><text:span text:style-name="T6">нститут</text:span></text:p>
      <text:p text:style-name="P2"><text:span text:style-name="T6">(Национальный исследовательский </text:span><text:span text:style-name="T8">У</text:span><text:span text:style-name="T6">ниверситет)</text:span></text:p>
      <text:p text:style-name="P6"/>
      <text:p text:style-name="P10">Факультет: «Информационные технологии и прикладная математика» </text:p>
      <text:p text:style-name="P10">Кафедра: 806 «Вычислительная математика и программирование» </text:p>
      <text:p text:style-name="P11"><text:s/></text:p>
      <text:p text:style-name="P3"><text:s/></text:p>
      <text:p text:style-name="P3"><text:s/></text:p>
      <text:p text:style-name="P3"><text:s/></text:p>
      <text:p text:style-name="P3"><text:s/></text:p>
      <text:p text:style-name="P4">Лабораторная работа № <text:span text:style-name="T18">3</text:span></text:p>
      <text:p text:style-name="P5">по курсу «Операционные системы»</text:p>
      <text:p text:style-name="P1"/>
      <text:p text:style-name="P1"/>
      <text:p text:style-name="P1"/>
      <text:p text:style-name="P1"/>
      <text:p text:style-name="P1"/>
      <text:p text:style-name="P1"/>
      <text:p text:style-name="P1"/>
      <text:p text:style-name="P1"/>
      <text:p text:style-name="P1"/>
      <text:p text:style-name="P1"/>
      <text:p text:style-name="P12"/>
      <text:p text:style-name="P3"><text:s/></text:p>
      <table:table table:name="Таблица2" table:style-name="Таблица2">
        <table:table-column table:style-name="Таблица2.A"/>
        <table:table-column table:style-name="Таблица2.B"/>
        <table:table-row>
          <table:table-cell table:style-name="Таблица2.A1" office:value-type="string">
            <text:p text:style-name="P28">Студент:</text:p>
          </table:table-cell>
          <table:table-cell table:style-name="Таблица2.B1" office:value-type="string">
            <text:p text:style-name="P28">Обыденкова Ю. Ю.</text:p>
          </table:table-cell>
        </table:table-row>
        <table:table-row>
          <table:table-cell table:style-name="Таблица2.A2" office:value-type="string">
            <text:p text:style-name="P28">Группа:</text:p>
          </table:table-cell>
          <table:table-cell table:style-name="Таблица2.B2" office:value-type="string">
            <text:p text:style-name="P28">М8О-208Б-18</text:p>
          </table:table-cell>
        </table:table-row>
        <table:table-row>
          <table:table-cell table:style-name="Таблица2.A2" office:value-type="string">
            <text:p text:style-name="P28">Вариант:</text:p>
          </table:table-cell>
          <table:table-cell table:style-name="Таблица2.B2" office:value-type="string">
            <text:p text:style-name="P30">14</text:p>
          </table:table-cell>
        </table:table-row>
        <table:table-row table:style-name="Таблица2.4">
          <table:table-cell table:style-name="Таблица2.A2" office:value-type="string">
            <text:p text:style-name="P28">Преподаватель:</text:p>
          </table:table-cell>
          <table:table-cell table:style-name="Таблица2.B2" office:value-type="string">
            <text:p text:style-name="P28"><text:span text:style-name="T19">Соколов</text:span> <text:span text:style-name="T18">А.А.</text:span></text:p>
          </table:table-cell>
        </table:table-row>
        <table:table-row table:style-name="Таблица2.5">
          <table:table-cell table:style-name="Таблица2.A2" office:value-type="string">
            <text:p text:style-name="P28">Оценка:</text:p>
          </table:table-cell>
          <table:table-cell table:style-name="Таблица2.B2" office:value-type="string">
            <text:p text:style-name="P29"/>
          </table:table-cell>
        </table:table-row>
        <table:table-row table:style-name="Таблица2.6">
          <table:table-cell table:style-name="Таблица2.A2" office:value-type="string">
            <text:p text:style-name="P28">Дата:</text:p>
          </table:table-cell>
          <table:table-cell table:style-name="Таблица2.B2" office:value-type="string">
            <text:p text:style-name="P29"/>
          </table:table-cell>
        </table:table-row>
      </table:table>
      <text:p text:style-name="P20"/>
      <text:p text:style-name="P2"><text:span text:style-name="T7">Москва, 201</text:span><text:span text:style-name="T8">9</text:span><text:span text:style-name="T7"> </text:span></text:p>
      <text:list xml:id="list1938382068" text:style-name="WWNum1">
        <text:list-item>
          <text:p text:style-name="P32"><text:soft-page-break/>Постановка задачи</text:p>
        </text:list-item>
      </text:list>
      <text:p text:style-name="P21"/>
      <text:p text:style-name="P41">Вариант 14:</text:p>
      <text:p text:style-name="P48">Рассчитать детерминант матрицы.</text:p>
      <text:p text:style-name="P22"/>
      <text:p text:style-name="P15"><text:span text:style-name="T4">Операционная система: Unix</text:span><text:span text:style-name="T5">.</text:span></text:p>
      <text:p text:style-name="P17"/>
      <text:p text:style-name="P42">Цель работы</text:p>
      <text:p text:style-name="P18"/>
      <text:p text:style-name="P16">Приобретение практических навыков в:</text:p>
      <text:list xml:id="list3020180997" text:style-name="WWNum2">
        <text:list-item>
          <text:p text:style-name="P45">Управление потоками в ОС</text:p>
        </text:list-item>
        <text:list-item>
          <text:p text:style-name="P45">Обеспечение синхронизации между потоками</text:p>
        </text:list-item>
      </text:list>
      <text:p text:style-name="P24"/>
      <text:p text:style-name="P43">Задание</text:p>
      <text:p text:style-name="P19"/>
      <text:p text:style-name="P44">Составить программу на языке Си, обрабатывающую данные в многопоточном режиме. При обработке использовать стандартные средства создания потоков операционной системы (Windows/Unix). При создании необходимо предусмотреть ключи, которые позволяли бы задать максимальное количество потоков, используемое программой. При возможности необходимо использовать максимальное количество возможных потоков. Ограничение потоков может быть задано или ключом запуска вашей программы, или алгоритмом.</text:p>
      <text:p text:style-name="P44">Так же необходимо уметь продемонстрировать количество потоков, используемое вашей программой с помощью стандартных средств операционной системы.</text:p>
      <text:p text:style-name="P16"/>
      <text:list xml:id="list102044653846700" text:continue-list="list1938382068" text:style-name="WWNum1">
        <text:list-item>
          <text:p text:style-name="P32">Решения задачи</text:p>
        </text:list-item>
      </text:list>
      <text:p text:style-name="P25"><text:span text:style-name="T9">Поток выполнения </text:span><text:span text:style-name="T1">— наименьшая единица обработки, исполнение которой может быть назначено ядром операционной системы. Реализация потоков выполнения и процессов в разных операционных системах отличается друг от друга, но в большинстве случаев поток выполнения находится внутри процесса. Несколько потоков выполнения могут существовать в рамках одного и того же процесса и совместно использовать ресурсы, такие как память, тогда как процессы не разделяют этих ресурсов. В частности, потоки выполнения разделяют инструкции процесса (его код) и его контекст (значения переменных, которые они имеют в любой момент времени). В качестве аналогии потоки выполнения процесса можно уподобить нескольким вместе работающим поварам. Все они готовят одно блюдо, читают одну и ту же кулинарную книгу с одним и тем же рецептом и следуют его указаниям, причём не обязательно все они читают на одной и той же странице.</text:span></text:p>
      <text:p text:style-name="P46">Программа получает на вход размер матрицы и генерирует ее, заполняя случайными числами от 0 до 9. Затем рекурсивно вычисляет определитель матрицы по формуле разложения по строке. Каждый этап рекурсии выполняется в отдельном потоке, таким образом производя параллельный подсчет.</text:p>
      <text:p text:style-name="P27"/>
      <text:p text:style-name="P47">Использованные системные вызовы:</text:p>
      <text:p text:style-name="P26"/>
      <text:p text:style-name="P25"><text:span text:style-name="T10">int pthread_create(pthread_t *thread, const pthread_attr_t *attr, void *(*start_routine) (void *), void *arg)</text:span><text:span text:style-name="T9"> </text:span><text:span text:style-name="T1">--- функция получает в качестве аргументов указатель на поток, переменную типа </text:span><text:span text:style-name="T11">pthread_t</text:span><text:span text:style-name="T1">, в которую, в случае удачного завершения сохраняет </text:span><text:span text:style-name="T11">id</text:span><text:span text:style-name="T1"> потока. </text:span><text:span text:style-name="T11">pthread_attr_t</text:span><text:span text:style-name="T1"> – атрибуты потока. В случае если </text:span><text:soft-page-break/><text:span text:style-name="T1">используются атрибуты по умолчанию, то можно передавать </text:span><text:span text:style-name="T11">NULL</text:span><text:span text:style-name="T1">. </text:span><text:span text:style-name="T11">start_routin</text:span><text:span text:style-name="T1"> – это непосредственно та функция, которая будет выполняться в новом потоке. </text:span><text:span text:style-name="T11">arg</text:span><text:span text:style-name="T1"> – это аргументы, которые будут переданы функции.</text:span></text:p>
      <text:p text:style-name="P25"><text:span text:style-name="T10">int pthread_join(pthread_t thread, void **value_ptr)</text:span><text:span text:style-name="T1"> --- откладывает выполнение вызывающего (эту функцию) потока, до тех пор, пока не будет выполнен поток </text:span><text:span text:style-name="T11">thread</text:span><text:span text:style-name="T1">. Когда </text:span><text:span text:style-name="T11">pthread_join</text:span><text:span text:style-name="T1"> выполнилась успешно, то она возвращает 0. Если поток явно вернул значение (это то самое значение </text:span><text:span text:style-name="T11">SUCCESS</text:span><text:span text:style-name="T1">, из нашей функции), то оно будет помещено в переменную </text:span><text:span text:style-name="T11">value_ptr</text:span><text:span text:style-name="T1">.</text:span></text:p>
      <text:p text:style-name="P39">Тесты программы:</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5">Input</text:p>
          </table:table-cell>
          <table:table-cell table:style-name="Таблица1.A1" office:value-type="string">
            <text:p text:style-name="P35">Output</text:p>
          </table:table-cell>
          <table:table-cell table:style-name="Таблица1.A1" office:value-type="string">
            <text:p text:style-name="P7"><text:span text:style-name="T15">Цель</text:span><text:span text:style-name="T14"> </text:span><text:span text:style-name="T15">теста</text:span></text:p>
          </table:table-cell>
        </table:table-row>
        <table:table-row table:style-name="Таблица1.1">
          <table:table-cell table:style-name="Таблица1.A1" office:value-type="string">
            <text:p text:style-name="P7"><text:span text:style-name="T16">./a.out</text:span><text:span text:style-name="T17"> 0</text:span></text:p>
          </table:table-cell>
          <table:table-cell table:style-name="Таблица1.A1" office:value-type="string">
            <text:p text:style-name="P37">Insert the demention of matrix:</text:p>
            <text:p text:style-name="P37">0</text:p>
            <text:p text:style-name="P37">Insert matrix:</text:p>
            <text:p text:style-name="P37">Det is: 0.000000</text:p>
          </table:table-cell>
          <table:table-cell table:style-name="Таблица1.A1" office:value-type="string">
            <text:p text:style-name="P38">Программа завершила работу, посчитав определитель матрицы </text:p>
            <text:p text:style-name="P38">0</text:p>
          </table:table-cell>
        </table:table-row>
        <table:table-row table:style-name="Таблица1.3">
          <table:table-cell table:style-name="Таблица1.A3" office:value-type="string">
            <text:p text:style-name="P37">./a.out 2</text:p>
          </table:table-cell>
          <table:table-cell table:style-name="Таблица1.A3" office:value-type="string">
            <text:p text:style-name="P7">Insert the demention of matrix:</text:p>
            <text:p text:style-name="P7">2</text:p>
            <text:p text:style-name="P7">Insert matrix:</text:p>
            <text:p text:style-name="P7">3 2 </text:p>
            <text:p text:style-name="P7">2 1 </text:p>
            <text:p text:style-name="P7">Det is: -1.000000</text:p>
          </table:table-cell>
          <table:table-cell table:style-name="Таблица1.A3" office:value-type="string">
            <text:p text:style-name="P38">Программа завершила работу, посчитав определитель матрицы 2х2</text:p>
          </table:table-cell>
        </table:table-row>
        <table:table-row table:style-name="Таблица1.1">
          <table:table-cell table:style-name="Таблица1.A1" office:value-type="string">
            <text:p text:style-name="P37">./a.out 3</text:p>
          </table:table-cell>
          <table:table-cell table:style-name="Таблица1.A1" office:value-type="string">
            <text:p text:style-name="P37">Insert the demention of matrix:</text:p>
            <text:p text:style-name="P37">3</text:p>
            <text:p text:style-name="P37">Insert matrix:</text:p>
            <text:p text:style-name="P37">2 4 3 </text:p>
            <text:p text:style-name="P37">3 2 2 </text:p>
            <text:p text:style-name="P37">0 1 4 </text:p>
            <text:p text:style-name="P37">Det is: -27.000000</text:p>
          </table:table-cell>
          <table:table-cell table:style-name="Таблица1.A1" office:value-type="string">
            <text:p text:style-name="P38"><text:bookmark-start text:name="__DdeLink__2738_1525319026"/>Программа завершила работу, посчитав определитель матрицы 3х3<text:bookmark-end text:name="__DdeLink__2738_1525319026"/></text:p>
          </table:table-cell>
        </table:table-row>
        <table:table-row table:style-name="Таблица1.5">
          <table:table-cell table:style-name="Таблица1.A1" office:value-type="string">
            <text:p text:style-name="P37">./a.out 4</text:p>
          </table:table-cell>
          <table:table-cell table:style-name="Таблица1.A1" office:value-type="string">
            <text:p text:style-name="P37">Insert the demention of matrix:</text:p>
            <text:p text:style-name="P37">4</text:p>
            <text:p text:style-name="P37">Insert matrix:</text:p>
            <text:p text:style-name="P37">2 4 4 4 </text:p>
            <text:p text:style-name="P37">2 2 0 2 </text:p>
            <text:p text:style-name="P37">1 4 2 1 </text:p>
            <text:p text:style-name="P37">4 3 1 2 </text:p>
            <text:p text:style-name="P37">Det is: 52.000000</text:p>
          </table:table-cell>
          <table:table-cell table:style-name="Таблица1.A1" office:value-type="string">
            <text:p text:style-name="P38">Программа завершила работу, посчитав определитель матрицы 4х4</text:p>
          </table:table-cell>
        </table:table-row>
      </table:table>
      <text:p text:style-name="P23"/>
      <text:p text:style-name="P9"/>
      <text:list xml:id="list102043484751245" text:continue-numbering="true" text:style-name="WWNum1">
        <text:list-item>
          <text:p text:style-name="P32">Руководство по использованию программы</text:p>
        </text:list-item>
      </text:list>
      <text:p text:style-name="P8"><text:span text:style-name="T2">Компиляция и запуск программного кода в </text:span><text:span text:style-name="T3">Ubuntu </text:span><text:span text:style-name="T2">: </text:span></text:p>
      <text:p text:style-name="P8"><text:span text:style-name="T2"><text:tab/></text:span><text:span text:style-name="T3">gcc -pthread os3.c -lm</text:span></text:p>
      <text:p text:style-name="P33"><text:tab/></text:p>
      <text:list xml:id="list102044126076492" text:continue-numbering="true" text:style-name="WWNum1">
        <text:list-item>
          <text:p text:style-name="P32">Листинг программы</text:p>
        </text:list-item>
      </text:list>
      <text:p text:style-name="P21"/>
      <text:p text:style-name="P13">#include &lt;stdio.h&gt;</text:p>
      <text:p text:style-name="P13">#include &lt;stdlib.h&gt;</text:p>
      <text:p text:style-name="P13">#include &lt;pthread.h&gt;</text:p>
      <text:p text:style-name="P13">#include &lt;math.h&gt;</text:p>
      <text:p text:style-name="P13"><text:soft-page-break/>#include &lt;time.h&gt;</text:p>
      <text:p text:style-name="P13">#include &lt;malloc.h&gt;</text:p>
      <text:p text:style-name="P13"/>
      <text:p text:style-name="P13">pthread_mutex_t mutex;</text:p>
      <text:p text:style-name="P13"/>
      <text:p text:style-name="P13">typedef struct {</text:p>
      <text:p text:style-name="P13"><text:tab/>int **matrix; // matrix</text:p>
      <text:p text:style-name="P13"><text:tab/>int size; // size</text:p>
      <text:p text:style-name="P13">} compare;</text:p>
      <text:p text:style-name="P13"/>
      <text:p text:style-name="P13">void* determinant(void *together) {</text:p>
      <text:p text:style-name="P13"><text:tab/>compare* tmp = (compare*) together;</text:p>
      <text:p text:style-name="P13"><text:tab/>int i,j;</text:p>
      <text:p text:style-name="P13"><text:tab/>double det = 0;</text:p>
      <text:p text:style-name="P13"><text:tab/>pthread_t *array = malloc(sizeof(pthread_t) * tmp-&gt;size);</text:p>
      <text:p text:style-name="P13"><text:tab/>compare <text:s text:c="2"/>*mtarr = malloc(sizeof(compare) <text:s text:c="2"/>* tmp-&gt;size);</text:p>
      <text:p text:style-name="P13"/>
      <text:p text:style-name="P13"><text:tab/>if (tmp-&gt;size == 1) {</text:p>
      <text:p text:style-name="P13"><text:tab/><text:tab/>det = tmp-&gt;matrix[0][0];</text:p>
      <text:p text:style-name="P13"><text:tab/>} else if (tmp-&gt;size == 2) {</text:p>
      <text:p text:style-name="P13"><text:tab/><text:tab/>det = tmp-&gt;matrix[0][0] * tmp-&gt;matrix[1][1] - tmp-&gt;matrix[0][1] * tmp-&gt;matrix[1][0];</text:p>
      <text:p text:style-name="P13"><text:tab/>} else {</text:p>
      <text:p text:style-name="P13"/>
      <text:p text:style-name="P13"><text:tab/><text:tab/>for (i = 0; i &lt; tmp-&gt;size; ++i) {</text:p>
      <text:p text:style-name="P13"><text:tab/><text:tab/><text:tab/>mtarr[i].matrix = (int **)malloc(sizeof(int *) * tmp-&gt;size);</text:p>
      <text:p text:style-name="P13"><text:tab/><text:tab/><text:tab/>mtarr[i].size = tmp-&gt;size - 1;</text:p>
      <text:p text:style-name="P13"/>
      <text:p text:style-name="P13"><text:tab/><text:tab/><text:tab/>for (j = 0; j &lt; tmp-&gt;size - 1; ++j) {</text:p>
      <text:p text:style-name="P13"><text:tab/><text:tab/><text:tab/><text:tab/>if (j &lt; i)</text:p>
      <text:p text:style-name="P13"><text:tab/><text:tab/><text:tab/><text:tab/><text:tab/>mtarr[i].matrix[j] = tmp-&gt;matrix[j];</text:p>
      <text:p text:style-name="P13"><text:tab/><text:tab/><text:tab/><text:tab/>else</text:p>
      <text:p text:style-name="P13"><text:tab/><text:tab/><text:tab/><text:tab/><text:tab/>mtarr[i].matrix[j] = tmp-&gt;matrix[j + 1];</text:p>
      <text:p text:style-name="P13"><text:tab/><text:tab/><text:tab/>}</text:p>
      <text:p text:style-name="P13"/>
      <text:p text:style-name="P13"><text:tab/><text:tab/><text:tab/>pthread_create(&amp;array[i], NULL, determinant, mtarr + i);</text:p>
      <text:p text:style-name="P13"/>
      <text:p text:style-name="P13"><text:tab/><text:tab/>}</text:p>
      <text:p text:style-name="P13"/>
      <text:p text:style-name="P13"><text:tab/><text:tab/>for (i = 0; i &lt; tmp-&gt;size; ++i) {</text:p>
      <text:p text:style-name="P13"><text:tab/><text:tab/><text:tab/>void *res;</text:p>
      <text:p text:style-name="P13"><text:tab/><text:tab/><text:tab/>for (j = 0; j &lt; tmp-&gt;size - 1; ++j) {</text:p>
      <text:p text:style-name="P13"><text:tab/><text:tab/><text:tab/>}</text:p>
      <text:p text:style-name="P13"><text:tab/><text:tab/><text:tab/>pthread_join(array[i], &amp;res);</text:p>
      <text:p text:style-name="P13"><text:tab/><text:tab/><text:tab/>double x = *(double *)&amp;res;</text:p>
      <text:p text:style-name="P13"><text:tab/><text:tab/><text:tab/>det += (-1 + 2 * !(i % 2)) * x * tmp-&gt;matrix[i][tmp-&gt;size - 1];</text:p>
      <text:p text:style-name="P13"/>
      <text:p text:style-name="P13"/>
      <text:p text:style-name="P13"><text:tab/><text:tab/><text:tab/>double answer = *(double*)&amp;det;</text:p>
      <text:p text:style-name="P13"><text:tab/><text:tab/><text:tab/>free(mtarr[i].matrix);</text:p>
      <text:p text:style-name="P13"><text:tab/><text:tab/>}</text:p>
      <text:p text:style-name="P13"/>
      <text:p text:style-name="P13"/>
      <text:p text:style-name="P13"><text:tab/>}</text:p>
      <text:p text:style-name="P13"><text:tab/>free(mtarr);</text:p>
      <text:p text:style-name="P13"><text:tab/>free(array);</text:p>
      <text:p text:style-name="P13"/>
      <text:p text:style-name="P13"><text:tab/>void* ans = *(void **)&amp;det;</text:p>
      <text:p text:style-name="P13"><text:tab/>return ans;</text:p>
      <text:p text:style-name="P13">}</text:p>
      <text:p text:style-name="P13"/>
      <text:p text:style-name="P13"/>
      <text:p text:style-name="P13">int main(int argc, char const *argv[]) {</text:p>
      <text:p text:style-name="P13"><text:soft-page-break/><text:tab/>srand(time(NULL));</text:p>
      <text:p text:style-name="P13"><text:tab/>int **matrix;</text:p>
      <text:p text:style-name="P13"><text:tab/>int n = 0;</text:p>
      <text:p text:style-name="P13"><text:tab/>int a;</text:p>
      <text:p text:style-name="P13"/>
      <text:p text:style-name="P13"><text:tab/>pthread_t tid;</text:p>
      <text:p text:style-name="P13"><text:tab/>pthread_attr_t attr;</text:p>
      <text:p text:style-name="P13"><text:tab/>pthread_attr_init(&amp;attr);</text:p>
      <text:p text:style-name="P13"/>
      <text:p text:style-name="P13"><text:tab/>printf("Insert the demention of matrix:\n");</text:p>
      <text:p text:style-name="P13"><text:tab/>scanf("%d", &amp;n);</text:p>
      <text:p text:style-name="P13"/>
      <text:p text:style-name="P13"><text:tab/>matrix = (int**)malloc(n * sizeof(int*));</text:p>
      <text:p text:style-name="P13"/>
      <text:p text:style-name="P13"><text:tab/>for (int i=0; i&lt;n; ++i)</text:p>
      <text:p text:style-name="P13"><text:tab/><text:tab/>matrix[i] = (int*)malloc(n * sizeof(int));</text:p>
      <text:p text:style-name="P13"/>
      <text:p text:style-name="P13"/>
      <text:p text:style-name="P13"><text:tab/>printf("Insert matrix:\n");</text:p>
      <text:p text:style-name="P13"/>
      <text:p text:style-name="P13"/>
      <text:p text:style-name="P13"><text:tab/>for (int i = 0; i &lt; n; ++i) {</text:p>
      <text:p text:style-name="P13"><text:tab/><text:tab/>for (int j = 0; j &lt; n; ++j) {</text:p>
      <text:p text:style-name="P13"><text:tab/><text:tab/><text:tab/>matrix[i][j]=0+rand()%5-1+1;</text:p>
      <text:p text:style-name="P13"><text:tab/><text:tab/>}</text:p>
      <text:p text:style-name="P13"><text:tab/>}</text:p>
      <text:p text:style-name="P13"/>
      <text:p text:style-name="P13"><text:tab/>for (int i = 0; i &lt; n; ++i) {</text:p>
      <text:p text:style-name="P13"><text:tab/><text:tab/>for (int j = 0; j &lt; n; ++j) {</text:p>
      <text:p text:style-name="P13"><text:tab/><text:tab/><text:tab/>printf("%d ", matrix[i][j]);</text:p>
      <text:p text:style-name="P13"><text:tab/><text:tab/>}</text:p>
      <text:p text:style-name="P13"><text:tab/><text:tab/>printf("\n");</text:p>
      <text:p text:style-name="P13"><text:tab/>}</text:p>
      <text:p text:style-name="P13"/>
      <text:p text:style-name="P13"/>
      <text:p text:style-name="P13"><text:tab/>compare* together = (compare*)malloc(sizeof(compare));</text:p>
      <text:p text:style-name="P13"><text:tab/>together-&gt;matrix = matrix;</text:p>
      <text:p text:style-name="P13"><text:tab/>together-&gt;size = n;</text:p>
      <text:p text:style-name="P13"/>
      <text:p text:style-name="P13"><text:tab/>void *det;</text:p>
      <text:p text:style-name="P13"><text:tab/>pthread_mutex_init(&amp;mutex, NULL);</text:p>
      <text:p text:style-name="P13"><text:tab/>pthread_create(&amp;tid, NULL, determinant, together);</text:p>
      <text:p text:style-name="P13"><text:tab/>pthread_join(tid, &amp;det);</text:p>
      <text:p text:style-name="P13"/>
      <text:p text:style-name="P13"><text:tab/>double answer = *(double*)&amp;det;</text:p>
      <text:p text:style-name="P13"><text:tab/>printf("Det is: %f\n", answer);</text:p>
      <text:p text:style-name="P13"/>
      <text:p text:style-name="P13"><text:tab/>for (int i = 0; i &lt; n; ++i)</text:p>
      <text:p text:style-name="P13"><text:tab/><text:tab/>free(matrix[i]);</text:p>
      <text:p text:style-name="P13"><text:tab/>free(matrix);</text:p>
      <text:p text:style-name="P13"><text:tab/>free(together);</text:p>
      <text:p text:style-name="P13"/>
      <text:p text:style-name="P13"><text:tab/>return 0;</text:p>
      <text:p text:style-name="P13">}</text:p>
      <text:p text:style-name="P13"/>
      <text:p text:style-name="P13"/>
      <text:p text:style-name="P13"/>
      <text:p text:style-name="P13"/>
      <text:p text:style-name="P13"/>
      <text:list xml:id="list102044727155621" text:continue-numbering="true" text:style-name="WWNum1">
        <text:list-item>
          <text:p text:style-name="P32">Вывод</text:p>
        </text:list-item>
      </text:list>
      <text:p text:style-name="P21"/>
      <text:p text:style-name="P36">В данной лабораторной работе мы реализовали программу, работающую с потоками.</text:p>
      <text:p text:style-name="P14"><text:soft-page-break/><text:span text:style-name="T12">Многопоточность</text:span><text:span text:style-name="T13"> - полезная вещь в программировании. Она обладает следующими преимуществами:</text:span></text:p>
      <text:p text:style-name="P36"><text:s/>• Упрощение программы в некоторых случаях за счёт использования общего адресного пространства.</text:p>
      <text:p text:style-name="P36"><text:s/>• Меньшие относительно процесса временные затраты на создание потока. </text:p>
      <text:p text:style-name="P36">• Повышение производительности процесса за счёт распараллеливания процессорных вычислений и операций ввода-вывода.</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adornments="Обычный" style:font-pitch="fixed"/>
    <style:font-face style:name="Calibri" svg:font-family="Calibri" style:font-family-generic="roman" style:font-pitch="variable"/>
    <style:font-face style:name="Comic Sans MS" svg:font-family="'Comic Sans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0:08:00</meta:creation-date>
    <meta:initial-creator>Виолетта Подгорная</meta:initial-creator>
    <dc:language>ru-RU</dc:language>
    <dc:date>2019-12-27T10:20:33.688867325</dc:date>
    <meta:editing-cycles>8</meta:editing-cycles>
    <meta:editing-duration>PT1H5M22S</meta:editing-duration>
    <meta:generator>LibreOffice/6.0.7.3$Linux_X86_64 LibreOffice_project/00m0$Build-3</meta:generator>
    <meta:document-statistic meta:table-count="2" meta:image-count="0" meta:object-count="0" meta:page-count="6" meta:paragraph-count="178" meta:word-count="948" meta:character-count="6713" meta:non-whitespace-character-count="5777"/>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